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right" draw:textarea-vertical-align="bottom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left" draw:textarea-vertical-align="top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152cm" draw:fill="none" draw:textarea-vertical-align="middle"/>
    </style:style>
    <style:style style:name="gr7" style:family="graphic" style:parent-style-name="objectwithoutfill">
      <style:graphic-properties draw:stroke="dash" draw:stroke-dash="Ultrafine_20_Dashed" draw:marker-end="Arrow" draw:marker-end-width="0.15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2.954cm" svg:height="9.652cm" svg:x="1.635cm" svg:y="1.635cm">
          <text:p text:style-name="P1">Host O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78cm" svg:height="1.524cm" svg:x="2.524cm" svg:y="3.1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778cm" svg:height="1.524cm" svg:x="2.524cm" svg:y="3.159cm">
          <text:p text:style-name="P1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778cm" svg:height="1.524cm" svg:x="4.302cm" svg:y="3.159cm">
          <text:p text:style-name="P1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778cm" svg:height="1.524cm" svg:x="2.524cm" svg:y="6.207cm">
          <text:p text:style-name="P1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778cm" svg:height="1.524cm" svg:x="2.524cm" svg:y="4.683cm">
          <text:p text:style-name="P1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778cm" svg:height="1.524cm" svg:x="4.302cm" svg:y="4.683cm">
          <text:p text:style-name="P1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778cm" svg:height="1.524cm" svg:x="4.302cm" svg:y="6.207cm">
          <text:p text:style-name="P1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445cm" svg:height="8.001cm" svg:x="2.143cm" svg:y="2.016cm">
          <text:p text:style-name="P1">Guest 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778cm" svg:height="1.524cm" svg:x="2.524cm" svg:y="7.731cm">
          <text:p text:style-name="P1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778cm" svg:height="1.524cm" svg:x="4.302cm" svg:y="7.731cm">
          <text:p text:style-name="P1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016cm" svg:height="0.635cm" svg:x="6.842cm" svg:y="5.06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5.461cm" svg:height="3.837cm" svg:x="7.985cm" svg:y="3.513cm">
          <text:p text:style-name="P1"><text:span text:style-name="T1">Virtual</text:span></text:p>
          <text:p text:style-name="P1"><text:span text:style-name="T1">Device</text:span></text:p>
          <text:p text:style-name="P1"><text:span text:style-name="T1">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461cm" svg:height="1.016cm" svg:x="7.985cm" svg:y="6.353cm">
          <text:p text:style-name="P1"><text:span text:style-name="T1">Storage Acces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175cm" svg:height="1.651cm" svg:x="9.89cm" svg:y="3.767cm">
          <text:p text:style-name="P1"><text:span text:style-name="T2">Snapshot</text:span></text:p>
          <text:p text:style-name="P1"><text:span text:style-name="T2">Brok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461cm" svg:height="1.141cm" svg:x="8.01cm" svg:y="2.018cm">
          <text:p text:style-name="P1">CDS Hash Ind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461cm" svg:height="0.889cm" svg:x="7.985cm" svg:y="8.379cm">
          <text:p text:style-name="P1"><text:span text:style-name="T3">Runtime VM Di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461cm" svg:height="0.889cm" svg:x="7.985cm" svg:y="9.255cm">
          <text:p text:style-name="P1"><text:span text:style-name="T3">Snapshot 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302cm" svg:height="3.683cm" svg:x="16.367cm" svg:y="1.762cm">
          <text:p text:style-name="P1">Distributed</text:p>
          <text:p text:style-name="P1">Memory</text:p>
          <text:p text:style-name="P1">Cach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302cm" svg:height="4.953cm" svg:x="16.367cm" svg:y="6.334cm">
          <text:p text:style-name="P1">Distributed</text:p>
          <text:p text:style-name="P1">File</text:p>
          <text:p text:style-name="P1">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794cm" svg:height="0.508cm" svg:x="13.546cm" svg:y="2.524cm">
          <text:p/>
          <draw:enhanced-geometry svg:viewBox="0 0 21600 21600" draw:text-areas="?f5 ?f1 ?f6 ?f3" draw:type="left-right-arrow" draw:modifiers="3442.96490652673 6450.2946954813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794cm" svg:height="0.508cm" svg:x="13.446cm" svg:y="8.974cm">
          <text:p/>
          <draw:enhanced-geometry svg:viewBox="0 0 21600 21600" draw:text-areas="?f5 ?f1 ?f6 ?f3" draw:type="left-right-arrow" draw:modifiers="3442.96490652673 6450.2946954813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1" draw:layer="layout" svg:x1="13.065cm" svg:y1="4.175cm" svg:x2="16.367cm" svg:y2="3.54cm">
          <text:p/>
        </draw:line>
        <draw:line draw:style-name="gr5" draw:text-style-name="P1" draw:layer="layout" svg:x1="13.065cm" svg:y1="5.064cm" svg:x2="16.367cm" svg:y2="7.223cm">
          <text:p/>
        </draw:line>
        <draw:line draw:style-name="gr6" draw:text-style-name="P1" draw:layer="layout" svg:x1="11.922cm" svg:y1="5.418cm" svg:x2="11.922cm" svg:y2="6.334cm">
          <text:p/>
        </draw:line>
        <draw:line draw:style-name="gr7" draw:text-style-name="P1" draw:layer="layout" svg:x1="11.922cm" svg:y1="7.35cm" svg:x2="11.922cm" svg:y2="8.366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808080" draw:marker-start-width="0.279cm" draw:marker-start-center="false" draw:marker-end-width="0.279cm" draw:marker-end-center="false" draw:fill="none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i Zhang</meta:initial-creator>
    <meta:creation-date>2012-02-23T13:58:18</meta:creation-date>
    <dc:date>2012-02-27T17:55:08</dc:date>
    <dc:creator>Wei Zhang</dc:creator>
    <meta:editing-duration>PT2H29M43S</meta:editing-duration>
    <meta:editing-cycles>3</meta:editing-cycles>
    <meta:generator>LibreOffice/3.4$Linux LibreOffice_project/340m1$Build-402</meta:generator>
    <meta:document-statistic meta:object-count="26"/>
  </office:meta>
</office:document-meta>
</file>